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8d7" officeooo:paragraph-rsid="0001f8d7"/>
    </style:style>
    <style:style style:name="P2" style:family="paragraph" style:parent-style-name="Standard">
      <style:text-properties officeooo:paragraph-rsid="0001f8d7"/>
    </style:style>
    <style:style style:name="T1" style:family="text">
      <style:text-properties officeooo:rsid="0001f8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ien :<text:line-break/></text:span><text:a xlink:type="simple" xlink:href="https://raflpb.github.io/nuitInfo/site/src/index.html" text:style-name="Internet_20_link" text:visited-style-name="Visited_20_Internet_20_Link"><text:span text:style-name="T1">https://raflpb.github.io/nuitInfo/site/src/index.html</text:span></text:a><text:span text:style-name="T1">#</text:span></text:p>
      <text:p text:style-name="P2"><text:span text:style-name="T1"><text:line-break/><text:line-break/>Défi réalisé :<text:line-break/>- </text:span>Catch Them All</text:p>
      <text:p text:style-name="P2"><text:span text:style-name="T1">- </text:span>Cookie Cauchemar</text:p>
      <text:p text:style-name="P2"><text:span text:style-name="T1">- </text:span>Game Tcha : le CAPTCHA ludique</text:p>
      <text:p text:style-name="P2"><text:span text:style-name="T1">- </text:span>My credit page so amazing</text:p>
      <text:p text:style-name="P2"><text:span text:style-name="T1">- </text:span>A la chasse au logo!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07:23:40.356375962</meta:creation-date>
    <dc:date>2024-12-06T07:29:21.087338639</dc:date>
    <meta:editing-duration>PT5M42S</meta:editing-duration>
    <meta:editing-cycles>1</meta:editing-cycles>
    <meta:document-statistic meta:table-count="0" meta:image-count="0" meta:object-count="0" meta:page-count="1" meta:paragraph-count="6" meta:word-count="32" meta:character-count="193" meta:non-whitespace-character-count="165"/>
    <meta:generator>LibreOffice/24.2.5.2$Linux_X86_64 LibreOffice_project/420$Build-2</meta:generator>
  </office:meta>
</office:document-meta>
</file>